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 Unicode MS" svg:font-family="'Arial Unicode MS'" style:font-pitch="variable"/>
    <style:font-face style:name="Liberation Sans" svg:font-family="'Liberation Sans'" style:font-pitch="variable"/>
    <style:font-face style:name="Lucidasans" svg:font-family="Lucidasans" style:font-pitch="variable"/>
    <style:font-face style:name="Tahoma" svg:font-family="Tahoma" style:font-pitch="variable"/>
    <style:font-face style:name="Courier" svg:font-family="Courier" style:font-family-generic="moder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7" style:family="table">
      <style:table-properties style:width="17.023cm" table:align="left" style:writing-mode="lr-tb"/>
    </style:style>
    <style:style style:name="Table7.A" style:family="table-column">
      <style:table-column-properties style:column-width="2.203cm"/>
    </style:style>
    <style:style style:name="Table7.B" style:family="table-column">
      <style:table-column-properties style:column-width="3.724cm"/>
    </style:style>
    <style:style style:name="Table7.C" style:family="table-column">
      <style:table-column-properties style:column-width="2.45cm"/>
    </style:style>
    <style:style style:name="Table7.D" style:family="table-column">
      <style:table-column-properties style:column-width="8.647cm"/>
    </style:style>
    <style:style style:name="Table7.A1" style:family="table-cell">
      <style:table-cell-properties style:vertical-align="top"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style:vertical-align="top" fo:padding="0.097cm" fo:border="0.05pt solid #000000"/>
    </style:style>
    <style:style style:name="Table7.A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D2" style:family="table-cell">
      <style:table-cell-properties style:vertical-align="top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196cm" table:align="margins" style:writing-mode="lr-tb"/>
    </style:style>
    <style:style style:name="Table1.A" style:family="table-column">
      <style:table-column-properties style:column-width="4.29cm" style:rel-column-width="16348*"/>
    </style:style>
    <style:style style:name="Table1.B" style:family="table-column">
      <style:table-column-properties style:column-width="12.906cm" style:rel-column-width="49187*"/>
    </style:style>
    <style:style style:name="Table1.A1" style:family="table-cell">
      <style:table-cell-properties fo:padding="0.097cm" fo:border-left="0.05pt solid #000000" fo:border-right="none" fo:border-top="none" fo:border-bottom="0.05pt solid #000000"/>
    </style:style>
    <style:style style:name="Table1.B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196cm" table:align="margins" style:writing-mode="lr-tb"/>
    </style:style>
    <style:style style:name="Table2.A" style:family="table-column">
      <style:table-column-properties style:column-width="4.29cm" style:rel-column-width="16348*"/>
    </style:style>
    <style:style style:name="Table2.B" style:family="table-column">
      <style:table-column-properties style:column-width="12.906cm" style:rel-column-width="4918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196cm" table:align="margins" style:writing-mode="lr-tb"/>
    </style:style>
    <style:style style:name="Table3.A" style:family="table-column">
      <style:table-column-properties style:column-width="4.29cm" style:rel-column-width="16348*"/>
    </style:style>
    <style:style style:name="Table3.B" style:family="table-column">
      <style:table-column-properties style:column-width="12.906cm" style:rel-column-width="4918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196cm" table:align="margins" style:writing-mode="lr-tb"/>
    </style:style>
    <style:style style:name="Table4.A" style:family="table-column">
      <style:table-column-properties style:column-width="8.597cm" style:rel-column-width="32767*"/>
    </style:style>
    <style:style style:name="Table4.B" style:family="table-column">
      <style:table-column-properties style:column-width="8.599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_5c_Table4" style:display-name="\Table4" style:family="table">
      <style:table-properties style:width="17.196cm" table:align="margins" style:writing-mode="lr-tb"/>
    </style:style>
    <style:style style:name="_5c_Table4.A" style:display-name="\Table4.A" style:family="table-column">
      <style:table-column-properties style:column-width="8.597cm" style:rel-column-width="32767*"/>
    </style:style>
    <style:style style:name="_5c_Table4.B" style:display-name="\Table4.B" style:family="table-column">
      <style:table-column-properties style:column-width="8.599cm" style:rel-column-width="32768*"/>
    </style:style>
    <style:style style:name="_5c_Table4.A1" style:display-name="\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_5c_Table4.B1" style:display-name="\Table4.B1" style:family="table-cell">
      <style:table-cell-properties fo:padding="0.097cm" fo:border="0.05pt solid #000000"/>
    </style:style>
    <style:style style:name="_5c_Table4.A2" style:display-name="\Table4.A2" style:family="table-cell">
      <style:table-cell-properties fo:padding="0.097cm" fo:border-left="0.05pt solid #000000" fo:border-right="none" fo:border-top="none" fo:border-bottom="0.05pt solid #000000"/>
    </style:style>
    <style:style style:name="_5c_Table4.B2" style:display-name="\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196cm" table:align="margins" style:writing-mode="lr-tb"/>
    </style:style>
    <style:style style:name="Table5.A" style:family="table-column">
      <style:table-column-properties style:column-width="8.597cm" style:rel-column-width="32767*"/>
    </style:style>
    <style:style style:name="Table5.B" style:family="table-column">
      <style:table-column-properties style:column-width="8.599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cm" fo:border="none"/>
      <style:text-properties style:font-name="Arial" fo:font-size="14pt" style:font-size-asian="14pt" style:font-size-complex="14pt"/>
    </style:style>
    <style:style style:name="P2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324cm" style:type="center"/>
          <style:tab-stop style:position="15.653cm"/>
          <style:tab-stop style:position="19.025cm" style:type="right"/>
        </style:tab-stops>
      </style:paragraph-properties>
    </style:style>
    <style:style style:name="P3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324cm" style:type="center"/>
          <style:tab-stop style:position="19.025cm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Arial" fo:font-size="20pt" fo:font-style="normal" officeooo:rsid="0009c3b6" officeooo:paragraph-rsid="000f0814" style:font-size-asian="20pt" style:font-style-asian="normal" style:font-size-complex="20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20pt" fo:font-weight="bold" officeooo:rsid="0015fbcd" officeooo:paragraph-rsid="0015fbcd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tyle="normal" officeooo:paragraph-rsid="000f0814" style:font-style-asian="normal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Arial"/>
    </style:style>
    <style:style style:name="P8" style:family="paragraph" style:parent-style-name="Standard">
      <style:paragraph-properties fo:text-align="center" style:justify-single-word="false"/>
      <style:text-properties style:font-name="Arial" officeooo:rsid="000cad3b" officeooo:paragraph-rsid="0012b3bf"/>
    </style:style>
    <style:style style:name="P9" style:family="paragraph" style:parent-style-name="Standard">
      <style:paragraph-properties fo:text-align="center" style:justify-single-word="false"/>
      <style:text-properties style:font-name="Arial" officeooo:rsid="0000fb14" officeooo:paragraph-rsid="000f0814"/>
    </style:style>
    <style:style style:name="P10" style:family="paragraph" style:parent-style-name="Standard">
      <style:text-properties officeooo:paragraph-rsid="000f0814"/>
    </style:style>
    <style:style style:name="P11" style:family="paragraph" style:parent-style-name="Standard">
      <style:paragraph-properties fo:text-align="center" style:justify-single-word="false"/>
      <style:text-properties officeooo:rsid="0015fbcd" officeooo:paragraph-rsid="0015fbcd"/>
    </style:style>
    <style:style style:name="P12" style:family="paragraph" style:parent-style-name="Standard">
      <style:paragraph-properties fo:line-height="100%"/>
      <style:text-properties style:font-name="Courier" fo:font-size="11pt" fo:font-weight="normal" officeooo:rsid="001713e4" officeooo:paragraph-rsid="001713e4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line-height="100%"/>
      <style:text-properties style:font-name="Courier" fo:font-size="11pt" fo:font-weight="normal" officeooo:rsid="001713e4" officeooo:paragraph-rsid="001d59cb" style:font-size-asian="11pt" style:font-weight-asian="normal" style:font-size-complex="11pt" style:font-weight-complex="normal"/>
    </style:style>
    <style:style style:name="P14" style:family="paragraph" style:parent-style-name="WW-Table_20_Heading">
      <style:paragraph-properties fo:text-align="start" style:justify-single-word="false" fo:break-before="page"/>
      <style:text-properties style:font-name="Arial" fo:font-style="italic" officeooo:rsid="0007ec12" officeooo:paragraph-rsid="000f0814" style:font-style-asian="italic" style:font-style-complex="italic"/>
    </style:style>
    <style:style style:name="P15" style:family="paragraph" style:parent-style-name="Standard">
      <style:paragraph-properties fo:margin-left="-0.026cm" fo:margin-right="0cm" fo:text-align="start" style:justify-single-word="false" fo:text-indent="0cm" style:auto-text-indent="false">
        <style:tab-stops/>
      </style:paragraph-properties>
      <style:text-properties style:font-name="Arial" fo:font-style="italic" officeooo:paragraph-rsid="000f0814" style:font-style-asian="italic" style:font-style-complex="italic"/>
    </style:style>
    <style:style style:name="P16" style:family="paragraph" style:parent-style-name="Standard">
      <style:paragraph-properties fo:margin-left="-0.026cm" fo:margin-right="0cm" fo:text-indent="0cm" style:auto-text-indent="false"/>
      <style:text-properties style:font-name="Arial" fo:font-style="italic" officeooo:paragraph-rsid="000f0814" style:font-style-asian="italic" style:font-style-complex="italic"/>
    </style:style>
    <style:style style:name="P17" style:family="paragraph" style:parent-style-name="Standard">
      <style:paragraph-properties fo:margin-left="-0.026cm" fo:margin-right="0cm" fo:text-indent="0cm" style:auto-text-indent="false"/>
      <style:text-properties style:font-name="Arial" officeooo:rsid="000a1dd3" officeooo:paragraph-rsid="000c8a51"/>
    </style:style>
    <style:style style:name="P18" style:family="paragraph" style:parent-style-name="Standard">
      <style:paragraph-properties fo:margin-left="-0.026cm" fo:margin-right="0cm" fo:text-indent="0cm" style:auto-text-indent="false"/>
      <style:text-properties style:font-name="Arial" officeooo:rsid="00151856" officeooo:paragraph-rsid="00151856"/>
    </style:style>
    <style:style style:name="P19" style:family="paragraph" style:parent-style-name="Standard">
      <style:paragraph-properties fo:margin-left="-0.026cm" fo:margin-right="0cm" fo:text-indent="0cm" style:auto-text-indent="false"/>
      <style:text-properties style:font-name="Arial" officeooo:rsid="001f18e4" officeooo:paragraph-rsid="001f18e4"/>
    </style:style>
    <style:style style:name="P20" style:family="paragraph" style:parent-style-name="Standard">
      <style:paragraph-properties fo:margin-left="-0.026cm" fo:margin-right="0cm" fo:text-indent="0cm" style:auto-text-indent="false"/>
      <style:text-properties style:font-name="Arial" officeooo:rsid="0023c37e" officeooo:paragraph-rsid="0023c37e"/>
    </style:style>
    <style:style style:name="P21" style:family="paragraph" style:parent-style-name="Standard">
      <style:paragraph-properties fo:margin-left="-0.026cm" fo:margin-right="0cm" fo:text-indent="0cm" style:auto-text-indent="false"/>
      <style:text-properties style:font-name="Arial" officeooo:rsid="0025918f" officeooo:paragraph-rsid="0025918f"/>
    </style:style>
    <style:style style:name="P22" style:family="paragraph" style:parent-style-name="Standard">
      <style:paragraph-properties fo:margin-left="-0.026cm" fo:margin-right="0cm" fo:text-indent="0cm" style:auto-text-indent="false" fo:break-before="page"/>
      <style:text-properties style:font-name="Arial" fo:font-style="italic" officeooo:rsid="00151856" officeooo:paragraph-rsid="000a1dd3" style:font-style-asian="italic" style:font-style-complex="italic"/>
    </style:style>
    <style:style style:name="P23" style:family="paragraph" style:parent-style-name="WW-Table_20_Heading1">
      <style:paragraph-properties fo:text-align="center" style:justify-single-word="false"/>
      <style:text-properties style:font-name="Arial" officeooo:paragraph-rsid="000f0814"/>
    </style:style>
    <style:style style:name="P24" style:family="paragraph" style:parent-style-name="WW-Table_20_Heading1">
      <style:paragraph-properties fo:text-align="center" style:justify-single-word="false"/>
      <style:text-properties style:font-name="Arial" officeooo:rsid="00080632" officeooo:paragraph-rsid="000f0814"/>
    </style:style>
    <style:style style:name="P25" style:family="paragraph" style:parent-style-name="WW-Table_20_Contents1">
      <style:text-properties style:font-name="Arial" fo:font-size="10pt" officeooo:paragraph-rsid="000f0814" style:font-size-asian="10pt" style:font-size-complex="10pt"/>
    </style:style>
    <style:style style:name="P26" style:family="paragraph" style:parent-style-name="WW-Table_20_Contents1">
      <style:text-properties style:font-name="Arial" fo:font-size="10pt" officeooo:rsid="0015fbcd" officeooo:paragraph-rsid="0015fbcd" style:font-size-asian="10pt" style:font-size-complex="10pt"/>
    </style:style>
    <style:style style:name="P27" style:family="paragraph" style:parent-style-name="WW-Table_20_Contents1">
      <style:text-properties style:font-name="Arial" fo:font-size="10pt" fo:font-style="normal" officeooo:paragraph-rsid="000f0814" style:font-size-asian="10pt" style:font-style-asian="normal" style:font-size-complex="10pt" style:font-style-complex="normal"/>
    </style:style>
    <style:style style:name="P28" style:family="paragraph" style:parent-style-name="WW-Table_20_Contents1">
      <style:paragraph-properties fo:margin-left="-0.007cm" fo:margin-right="0.014cm" fo:text-align="center" style:justify-single-word="false" fo:text-indent="0cm" style:auto-text-indent="false"/>
      <style:text-properties style:font-name="Arial" fo:font-size="10pt" fo:font-style="normal" officeooo:rsid="00080632" officeooo:paragraph-rsid="000f0814" style:font-size-asian="10pt" style:font-style-asian="normal" style:font-size-complex="10pt" style:font-style-complex="normal"/>
    </style:style>
    <style:style style:name="P29" style:family="paragraph" style:parent-style-name="WW-Table_20_Heading">
      <style:paragraph-properties fo:text-align="center" style:justify-single-word="false"/>
      <style:text-properties style:font-name="Arial" fo:font-style="italic" officeooo:rsid="0007ec12" officeooo:paragraph-rsid="0012b3bf" style:font-style-asian="italic" style:font-style-complex="italic"/>
    </style:style>
    <style:style style:name="P30" style:family="paragraph" style:parent-style-name="WW-Table_20_Contents1">
      <style:paragraph-properties fo:margin-left="-0.007cm" fo:margin-right="1.217cm" fo:text-indent="0cm" style:auto-text-indent="false"/>
      <style:text-properties style:font-name="Arial" fo:font-size="10pt" fo:font-style="normal" officeooo:rsid="00080632" officeooo:paragraph-rsid="000f0814" style:font-size-asian="10pt" style:font-style-asian="normal" style:font-size-complex="10pt" style:font-style-complex="normal"/>
    </style:style>
    <style:style style:name="P31" style:family="paragraph" style:parent-style-name="JEDI_25_20Slides-Intro1-Lesson01-Chapter_25_20Title_7e_LT_7e_Gliederung_20_1">
      <style:paragraph-properties fo:line-height="100%"/>
      <style:text-properties style:font-name="Courier" fo:font-size="11pt" fo:font-weight="normal" officeooo:rsid="001713e4" officeooo:paragraph-rsid="001713e4" style:font-size-asian="11pt" style:font-weight-asian="normal" style:font-size-complex="11pt" style:font-weight-complex="normal"/>
    </style:style>
    <style:style style:name="P32" style:family="paragraph" style:parent-style-name="JEDI_25_20Slides-Intro1-Lesson01-Chapter_25_20Title_7e_LT_7e_Gliederung_20_1">
      <style:paragraph-properties fo:line-height="100%" fo:text-align="start" style:justify-single-word="false"/>
      <style:text-properties style:font-name="Courier" fo:font-size="11pt" fo:font-weight="normal" officeooo:rsid="001713e4" officeooo:paragraph-rsid="001d59cb" style:font-size-asian="11pt" style:font-weight-asian="normal" style:font-size-complex="11pt" style:font-weight-complex="normal"/>
    </style:style>
    <style:style style:name="P33" style:family="paragraph" style:parent-style-name="JEDI_25_20Slides-Intro1-Lesson01-Chapter_25_20Title_7e_LT_7e_Gliederung_20_1">
      <style:paragraph-properties fo:line-height="100%"/>
      <style:text-properties style:font-name="Courier" fo:font-size="11pt" fo:font-weight="normal" officeooo:rsid="001e5e04" officeooo:paragraph-rsid="001e5e04" style:font-size-asian="11pt" style:font-weight-asian="normal" style:font-size-complex="11pt" style:font-weight-complex="normal"/>
    </style:style>
    <style:style style:name="P34" style:family="paragraph" style:parent-style-name="JEDI_25_20Slides-Intro1-Lesson01-Chapter_25_20Title_7e_LT_7e_Gliederung_20_1">
      <style:paragraph-properties fo:line-height="100%"/>
      <style:text-properties style:font-name="Courier" fo:font-size="11pt" fo:font-weight="normal" officeooo:rsid="001d59cb" officeooo:paragraph-rsid="001e5e04" style:font-size-asian="11pt" style:font-weight-asian="normal" style:font-size-complex="11pt" style:font-weight-complex="normal"/>
    </style:style>
    <style:style style:name="P35" style:family="paragraph" style:parent-style-name="JEDI_25_20Slides-Intro1-Lesson01-Chapter_25_20Title_7e_LT_7e_Gliederung_20_1">
      <style:paragraph-properties fo:line-height="100%"/>
      <style:text-properties style:font-name="Courier" fo:font-size="11pt" fo:font-weight="normal" officeooo:rsid="001713e4" officeooo:paragraph-rsid="001713e4" fo:background-color="transparent" style:font-size-asian="11pt" style:font-weight-asian="normal" style:font-size-complex="11pt" style:font-weight-complex="normal"/>
    </style:style>
    <style:style style:name="P36" style:family="paragraph" style:parent-style-name="JEDI_25_20Slides-Intro1-Lesson01-Chapter_25_20Title_7e_LT_7e_Gliederung_20_1">
      <style:paragraph-properties fo:margin-left="0cm" fo:margin-right="0cm" fo:line-height="100%" fo:text-indent="0cm" style:auto-text-indent="false"/>
      <style:text-properties style:font-name="Courier" fo:font-size="11pt" fo:font-weight="normal" officeooo:rsid="001713e4" officeooo:paragraph-rsid="001e5e04" style:font-size-asian="11pt" style:font-weight-asian="normal" style:font-size-complex="11pt" style:font-weight-complex="normal"/>
    </style:style>
    <style:style style:name="P37" style:family="paragraph" style:parent-style-name="JEDI_25_20Slides-Intro1-Lesson01-Chapter_25_20Title_7e_LT_7e_Gliederung_20_1">
      <style:paragraph-properties fo:margin-left="0cm" fo:margin-right="0cm" fo:line-height="100%" fo:text-indent="0cm" style:auto-text-indent="false"/>
      <style:text-properties style:font-name="Courier" fo:font-size="11pt" fo:font-weight="normal" officeooo:rsid="001713e4" officeooo:paragraph-rsid="001713e4" style:font-size-asian="11pt" style:font-weight-asian="normal" style:font-size-complex="11pt" style:font-weight-complex="normal"/>
    </style:style>
    <style:style style:name="P38" style:family="paragraph" style:parent-style-name="JEDI_25_20Slides-Intro1-Lesson01-Chapter_25_20Title_7e_LT_7e_Gliederung_20_1">
      <style:paragraph-properties fo:margin-left="0cm" fo:margin-right="0cm" fo:line-height="100%" fo:text-indent="0cm" style:auto-text-indent="false"/>
      <style:text-properties style:font-name="Courier" fo:font-size="11pt" fo:font-weight="normal" officeooo:rsid="001713e4" officeooo:paragraph-rsid="001d59cb" fo:background-color="transparent" style:font-size-asian="11pt" style:font-weight-asian="normal" style:font-size-complex="11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officeooo:rsid="0021af3a" officeooo:paragraph-rsid="0021af3a"/>
    </style:style>
    <style:style style:name="P40" style:family="paragraph" style:parent-style-name="Table_20_Contents">
      <style:paragraph-properties fo:text-align="center" style:justify-single-word="false"/>
      <style:text-properties officeooo:rsid="0023c37e" officeooo:paragraph-rsid="0023c37e"/>
    </style:style>
    <style:style style:name="P41" style:family="paragraph" style:parent-style-name="Table_20_Contents">
      <style:paragraph-properties fo:text-align="start" style:justify-single-word="false"/>
      <style:text-properties officeooo:rsid="0021eb1d" officeooo:paragraph-rsid="0021eb1d"/>
    </style:style>
    <style:style style:name="P42" style:family="paragraph" style:parent-style-name="Table_20_Contents">
      <style:text-properties officeooo:rsid="0026f4c1" officeooo:paragraph-rsid="0026f4c1"/>
    </style:style>
    <style:style style:name="P43" style:family="paragraph" style:parent-style-name="Table_20_Contents">
      <style:text-properties officeooo:rsid="0027acbd" officeooo:paragraph-rsid="0027acbd"/>
    </style:style>
    <style:style style:name="P44" style:family="paragraph" style:parent-style-name="Table_20_Contents">
      <style:text-properties officeooo:rsid="00284b3a" officeooo:paragraph-rsid="00284b3a"/>
    </style:style>
    <style:style style:name="P45" style:family="paragraph" style:parent-style-name="Table_20_Contents">
      <style:text-properties officeooo:rsid="0029a8b5" officeooo:paragraph-rsid="0029a8b5"/>
    </style:style>
    <style:style style:name="P46" style:family="paragraph" style:parent-style-name="Standard" style:master-page-name="Standard">
      <style:paragraph-properties fo:text-align="center" style:justify-single-word="false" style:page-number="auto"/>
      <style:text-properties style:font-name="Arial"/>
    </style:style>
    <style:style style:name="P47" style:family="paragraph" style:parent-style-name="Standard">
      <style:paragraph-properties fo:margin-left="-0.026cm" fo:margin-right="0cm" fo:text-indent="0cm" style:auto-text-indent="false"/>
      <style:text-properties style:font-name="Arial" officeooo:rsid="0023c37e" officeooo:paragraph-rsid="0023c37e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style:font-name="Arial" fo:font-size="8pt" officeooo:rsid="0015fbcd" style:font-size-asian="8pt" style:font-size-complex="8pt"/>
    </style:style>
    <style:style style:name="T3" style:family="text">
      <style:text-properties officeooo:rsid="0015fbcd"/>
    </style:style>
    <style:style style:name="T4" style:family="text">
      <style:text-properties officeooo:rsid="000f0814"/>
    </style:style>
    <style:style style:name="T5" style:family="text">
      <style:text-properties fo:font-style="normal" fo:font-weight="normal" officeooo:rsid="000cad3b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5fbcd" style:font-style-asian="normal" style:font-weight-asian="normal" style:font-style-complex="normal" style:font-weight-complex="normal"/>
    </style:style>
    <style:style style:name="T7" style:family="text">
      <style:text-properties style:text-position="super 58%" fo:font-style="normal" fo:font-weight="normal" officeooo:rsid="000cad3b" style:font-style-asian="normal" style:font-weight-asian="normal" style:font-style-complex="normal" style:font-weight-complex="normal"/>
    </style:style>
    <style:style style:name="T8" style:family="text">
      <style:text-properties officeooo:rsid="0014d38c"/>
    </style:style>
    <style:style style:name="T9" style:family="text">
      <style:text-properties style:text-underline-style="solid" style:text-underline-width="auto" style:text-underline-color="font-color" officeooo:rsid="001d59cb" fo:background-color="#ffff00" loext:char-shading-value="0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1d59cb" fo:background-color="#ffff00" loext:char-shading-value="0"/>
    </style:style>
    <style:style style:name="T12" style:family="text">
      <style:text-properties officeooo:rsid="001d59cb"/>
    </style:style>
    <style:style style:name="T13" style:family="text">
      <style:text-properties style:text-underline-style="none" officeooo:rsid="001d59cb" fo:background-color="transparent" loext:char-shading-value="0"/>
    </style:style>
    <style:style style:name="T14" style:family="text">
      <style:text-properties officeooo:rsid="001e5e04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1e5e04" fo:background-color="transparent" loext:char-shading-value="0"/>
    </style:style>
    <style:style style:name="T17" style:family="text">
      <style:text-properties officeooo:rsid="001d59cb" fo:background-color="transparent" loext:char-shading-value="0"/>
    </style:style>
    <style:style style:name="T18" style:family="text">
      <style:text-properties officeooo:rsid="001f18e4"/>
    </style:style>
    <style:style style:name="T19" style:family="text">
      <style:text-properties officeooo:rsid="00284b3a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P7"/>
      <text:p text:style-name="P7"/>
      <text:p text:style-name="P7"/>
      <text:p text:style-name="P7"/>
      <text:p text:style-name="P7"/>
      <text:p text:style-name="P5">Eventify</text:p>
      <text:p text:style-name="P4"><text:s/><text:span text:style-name="T8">Data Design Document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Submitted to:</text:p>
      <text:p text:style-name="P6"/>
      <text:p text:style-name="P6"/>
      <text:p text:style-name="P6"><text:span text:style-name="T4">Asst. </text:span>Prof. Ma. Rowena C. Solamo</text:p>
      <text:p text:style-name="P6">Faculty Member</text:p>
      <text:p text:style-name="P6">Department of Computer Science</text:p>
      <text:p text:style-name="P6">College of Engineering</text:p>
      <text:p text:style-name="P6">University of the Philippines, Diliman</text:p>
      <text:p text:style-name="P6"/>
      <text:p text:style-name="P6"/>
      <text:p text:style-name="P6"/>
      <text:p text:style-name="P6"/>
      <text:p text:style-name="P6">Submitted by:</text:p>
      <text:p text:style-name="P11">Bacister, Camille Grace</text:p>
      <text:p text:style-name="P11">Lenon, Mikaela Jun</text:p>
      <text:p text:style-name="P11">Ubias, Zachary James</text:p>
      <text:p text:style-name="P10"/>
      <text:p text:style-name="P10"/>
      <text:p text:style-name="P10"/>
      <text:p text:style-name="P10"/>
      <text:p text:style-name="P9">In partial fulfillment of Academic Requirements</text:p>
      <text:p text:style-name="P8">for the course</text:p>
      <text:p text:style-name="P8">CS 191 Software Engineering I</text:p>
      <text:p text:style-name="P8">of the </text:p>
      <text:p text:style-name="P29"><text:span text:style-name="T5">1</text:span><text:span text:style-name="T7">st</text:span><text:span text:style-name="T5"> Semester, AY 201</text:span><text:span text:style-name="T6">5</text:span><text:span text:style-name="T5">-201</text:span><text:span text:style-name="T6">6</text:span></text:p>
      <text:p text:style-name="P14">Revision Control</text:p>
      <text:p text:style-name="P16"/>
      <text:p text:style-name="P16">History Revision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P23">Revision Date</text:p>
            </table:table-cell>
            <table:table-cell table:style-name="Table7.A1" office:value-type="string">
              <text:p text:style-name="P23">Person Responsible</text:p>
            </table:table-cell>
            <table:table-cell table:style-name="Table7.A1" office:value-type="string">
              <text:p text:style-name="P24">Version</text:p>
              <text:p text:style-name="P24">Number</text:p>
            </table:table-cell>
            <table:table-cell table:style-name="Table7.D1" office:value-type="string">
              <text:p text:style-name="P23">Modification</text:p>
            </table:table-cell>
          </table:table-row>
        </table:table-header-rows>
        <table:table-row>
          <table:table-cell table:style-name="Table7.A2" office:value-type="string">
            <text:p text:style-name="P26">11/0<text:span text:style-name="T18">5</text:span>/15</text:p>
          </table:table-cell>
          <table:table-cell table:style-name="Table7.A2" office:value-type="string">
            <text:p text:style-name="P26">Mika Lenon</text:p>
          </table:table-cell>
          <table:table-cell table:style-name="Table7.A2" office:value-type="string">
            <text:p text:style-name="P28">1.0</text:p>
          </table:table-cell>
          <table:table-cell table:style-name="Table7.D2" office:value-type="string">
            <text:p text:style-name="P30">Initial Document; </text:p>
          </table:table-cell>
        </table:table-row>
        <table:table-row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7"/>
          </table:table-cell>
          <table:table-cell table:style-name="Table7.D2" office:value-type="string">
            <text:p text:style-name="P27"/>
          </table:table-cell>
        </table:table-row>
      </table:table>
      <text:p text:style-name="P15"/>
      <text:p text:style-name="P22">List of Data Source:</text:p>
      <text:p text:style-name="P17"/>
      <text:p text:style-name="P18">File Name: <text:span text:style-name="T3">eventsharing.xml</text:span></text:p>
      <text:p text:style-name="P18">Description: <text:s/><text:span text:style-name="T3">This file includes all information needed for the events and the user accounts for the android application, downloaded from the web application's database, in XML data format. </text:span></text:p>
      <text:p text:style-name="P19">Sample Source File:</text:p>
      <text:p text:style-name="P18"><draw:frame draw:style-name="fr1" draw:name="Frame1" text:anchor-type="paragraph" svg:x="0.071cm" svg:y="0.229cm" svg:width="16.831cm" draw:z-index="0"><draw:text-box fo:min-height="2.831cm"><text:p text:style-name="P31">&lt;<text:span text:style-name="T12">account</text:span>&gt;</text:p><text:p text:style-name="P32"><text:tab/>&lt;<text:span text:style-name="T12">a</text:span><text:span text:style-name="T17">cc_id</text:span><text:span text:style-name="T15">&gt;</text:span><text:span text:style-name="T13">3</text:span><text:span text:style-name="T15">&lt;/</text:span><text:span text:style-name="T17">acc_id</text:span><text:span text:style-name="T15">&gt;</text:span></text:p><text:p text:style-name="P32"><text:tab/><text:span text:style-name="T12">&lt;first_name&gt;Mikaela&lt;/first_name&gt;</text:span><text:tab/><text:tab/><text:span text:style-name="T12">&lt;middle_initial&gt;M&lt;/middle_initial&gt;</text:span><text:tab/></text:p><text:p text:style-name="P32"><text:tab/><text:span text:style-name="T12">&lt;last_name&gt;Lenon&lt;/last_name&gt;</text:span><text:tab/></text:p><text:p text:style-name="P32"><text:tab/>&lt;<text:span text:style-name="T12">email</text:span>&gt;<text:span text:style-name="T12">mika.lenon</text:span>@gmail.com&lt;/<text:span text:style-name="T12">email</text:span>&gt;<text:tab/><text:tab/></text:p><text:p text:style-name="P31"><text:tab/>&lt;<text:span text:style-name="T12">username</text:span>&gt;<text:span text:style-name="T12">mjlenon</text:span>&lt;/<text:span text:style-name="T12">username</text:span>&gt;<text:tab/><text:tab/><text:tab/><text:tab/><text:tab/><text:tab/><text:tab/><text:tab/><text:span text:style-name="T10">&lt;</text:span><text:span text:style-name="T9">password</text:span><text:span text:style-name="T10">&gt;itsasecret&lt;/</text:span><text:span text:style-name="T11">password</text:span><text:span text:style-name="T10">&gt;</text:span></text:p><text:p text:style-name="P31"><text:tab/>&lt;<text:span text:style-name="T12">profile_pic</text:span>&gt;<text:span text:style-name="T12">N</text:span>UL<text:span text:style-name="T12">L&lt;/profile_pic</text:span>&gt;</text:p><text:p text:style-name="P12"><text:tab/>&lt;<text:span text:style-name="T12">acc_type</text:span>&gt;<text:span text:style-name="T12">regular</text:span>&lt;/<text:span text:style-name="T12">acc_type</text:span>&gt;<text:tab/></text:p><text:p text:style-name="P35">&lt;/<text:span text:style-name="T12">account</text:span>&gt;</text:p><text:p text:style-name="P35">&lt;<text:span text:style-name="T12">e</text:span>vent&gt;</text:p><text:p text:style-name="P35"><text:tab/>&lt;<text:span text:style-name="T12">e</text:span>vent_<text:span text:style-name="T12">id</text:span>&gt;<text:span text:style-name="T12">1</text:span>&lt;/EventID&gt;</text:p><text:p text:style-name="P31"><text:tab/>&lt;<text:span text:style-name="T12">e</text:span>vent_<text:span text:style-name="T12">title</text:span>&gt;ACLE: Turuan mo ko Senpai&lt;/<text:span text:style-name="T12">event_title</text:span>&gt;</text:p><text:p text:style-name="P13"><text:tab/>&lt;<text:span text:style-name="T12">description</text:span>&gt;It is a ...&lt;/<text:span text:style-name="T12">description</text:span>&gt;<text:tab/><text:tab/><text:tab/></text:p><text:p text:style-name="P13"><text:tab/>&lt;<text:span text:style-name="T12">date</text:span>&gt;10/15/15&lt;/<text:span text:style-name="T12">date</text:span>&gt;</text:p><text:p text:style-name="P13"><text:tab/>&lt;<text:span text:style-name="T12">time</text:span>&gt;<text:span text:style-name="T12">1</text:span>:00PM&lt;/<text:span text:style-name="T12">time</text:span>&gt;</text:p><text:p text:style-name="P13"><text:tab/>&lt;<text:span text:style-name="T12">venue</text:span>&gt;<text:span text:style-name="T12">PH400</text:span>&lt;/<text:span text:style-name="T12">venue</text:span>&gt;<text:tab/></text:p><text:p text:style-name="P31"><text:tab/>&lt;<text:span text:style-name="T12">going</text:span>&gt;<text:span text:style-name="T12">30</text:span>&lt;/<text:span text:style-name="T12">going</text:span>&gt;<text:tab/></text:p><text:p text:style-name="P34"><text:tab/>&lt;org_full_name&gt;UP Tomo-Kai&lt;/org_full_name&gt;</text:p><text:p text:style-name="P31"><text:tab/><text:span text:style-name="T12">&lt;pubmat&gt;....\aclepubmat.png&lt;/pubmat&gt;</text:span></text:p><text:p text:style-name="P31">&lt;/<text:span text:style-name="T14">event</text:span>&gt;</text:p><text:p text:style-name="P33">&lt;organization&gt;</text:p><text:p text:style-name="P33"><text:tab/>&lt;org_full_name&gt;UP Tomo-Kai&lt;/org_full_name&gt;</text:p><text:p text:style-name="P33"><text:tab/>&lt;org_short_name&gt;UPTK&lt;/org_short_name&gt;</text:p><text:p text:style-name="P33"><text:tab/>&lt;org_profile_picture&gt;...\uptklogo.png&lt;/org_profile_picture&gt;</text:p><text:p text:style-name="P33"><text:tab/>&lt;description&gt;UP Tomo-Kai is a.....&lt;/description&gt;</text:p><text:p text:style-name="P33">&lt;/organization&gt;</text:p><text:p text:style-name="P33">&lt;organization_admin&gt;</text:p><text:p text:style-name="P33"><text:tab/>&lt;org_full_name&gt;UP Tomo-Kai &lt;/org_full_name&gt;</text:p><text:p text:style-name="P33"><text:tab/>&lt;acc_id&gt;3&lt;/acc_id&gt;</text:p><text:p text:style-name="P33">&lt;/organization_admin&gt;</text:p><text:p text:style-name="P33">&lt;subscription&gt;</text:p><text:p text:style-name="P33"><text:tab/>&lt;org_full_name&gt;UP Tomo-Kai&lt;/org_full_name&gt;</text:p><text:p text:style-name="P33"><text:tab/><text:span text:style-name="T15">&lt;subscriber_acc_id&gt;3&lt;/subbscriber_acc_id&gt;<text:tab/></text:span></text:p><text:p text:style-name="P33">&lt;/subscription&gt;</text:p><text:p text:style-name="P31">&lt;<text:span text:style-name="T14">complaint</text:span>&gt;</text:p><text:p text:style-name="P36"><text:tab/>&lt;<text:span text:style-name="T14">complaint</text:span><text:span text:style-name="T16">_id</text:span><text:span text:style-name="T15">&gt;</text:span><text:span text:style-name="T16">4</text:span><text:span text:style-name="T15">&lt;/</text:span><text:span text:style-name="T16">complaint_id</text:span><text:span text:style-name="T15">&gt;</text:span></text:p><text:p text:style-name="P38"><text:tab/>&lt;<text:span text:style-name="T14">subject</text:span>&gt;<text:span text:style-name="T14">Fake account of UP Student Council</text:span>&lt;/<text:span text:style-name="T14">subject</text:span>&gt;</text:p><text:p text:style-name="P37"><text:span text:style-name="T15"><text:tab/>&lt;</text:span><text:span text:style-name="T16">date</text:span><text:span text:style-name="T15">&gt;</text:span><text:span text:style-name="T16">2015-09-08</text:span><text:span text:style-name="T15">&lt;/</text:span><text:span text:style-name="T16">dat</text:span>e&gt;</text:p><text:p text:style-name="P31"><text:tab/><text:span text:style-name="T15">&lt;</text:span><text:span text:style-name="T16">complaint_type&gt;Fake Account</text:span><text:span text:style-name="T15">&lt;/</text:span><text:span text:style-name="T16">complaint_type</text:span><text:span text:style-name="T15">&gt;</text:span></text:p><text:p text:style-name="P31"><text:tab/>&lt;<text:span text:style-name="T14">complaint_text</text:span>&gt;<text:span text:style-name="T14">Hi, I am the president of the said <text:tab/>organization and I am more than sure that this post is not <text:tab/>made.... You can email my email in the usc website if you <text:tab/>want a verification. Thanks!<text:tab/></text:span>&lt;/<text:span text:style-name="T14">complaint_text</text:span>&gt;</text:p><text:p text:style-name="P31">&lt;/<text:span text:style-name="T14">complaint</text:span>&gt;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<text:soft-page-break/>ACCOUNT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0">Attribute</text:p>
          </table:table-cell>
          <table:table-cell table:style-name="Table1.B1" office:value-type="string">
            <text:p text:style-name="P40">Description</text:p>
          </table:table-cell>
        </table:table-row>
        <table:table-row>
          <table:table-cell table:style-name="Table1.A1" office:value-type="string">
            <text:p text:style-name="P39">acc_id</text:p>
          </table:table-cell>
          <table:table-cell table:style-name="Table1.B1" office:value-type="string">
            <text:p text:style-name="P39">The users' account ID is composed of integers.</text:p>
          </table:table-cell>
        </table:table-row>
        <table:table-row>
          <table:table-cell table:style-name="Table1.A1" office:value-type="string">
            <text:p text:style-name="P39">First name, last name, middle initial</text:p>
          </table:table-cell>
          <table:table-cell table:style-name="Table1.B1" office:value-type="string">
            <text:p text:style-name="P39">The users' name is divided into three to make it easier in searching and editing</text:p>
          </table:table-cell>
        </table:table-row>
        <table:table-row>
          <table:table-cell table:style-name="Table1.A1" office:value-type="string">
            <text:p text:style-name="P39">Email address</text:p>
          </table:table-cell>
          <table:table-cell table:style-name="Table1.B1" office:value-type="string">
            <text:p text:style-name="P39">Unique email address of the user to validate account</text:p>
          </table:table-cell>
        </table:table-row>
        <table:table-row>
          <table:table-cell table:style-name="Table1.A1" office:value-type="string">
            <text:p text:style-name="P39">Username</text:p>
          </table:table-cell>
          <table:table-cell table:style-name="Table1.B1" office:value-type="string">
            <text:p text:style-name="P39">Distinct username to log-in</text:p>
          </table:table-cell>
        </table:table-row>
        <table:table-row>
          <table:table-cell table:style-name="Table1.A1" office:value-type="string">
            <text:p text:style-name="P39">Password</text:p>
          </table:table-cell>
          <table:table-cell table:style-name="Table1.B1" office:value-type="string">
            <text:p text:style-name="P39">Hidden combination of text and numbers that will match their username to log-in successfully</text:p>
          </table:table-cell>
        </table:table-row>
        <table:table-row>
          <table:table-cell table:style-name="Table1.A1" office:value-type="string">
            <text:p text:style-name="P39">Profile Picture</text:p>
          </table:table-cell>
          <table:table-cell table:style-name="Table1.B1" office:value-type="string">
            <text:p text:style-name="P39">Optional if the user would like to share his identity</text:p>
          </table:table-cell>
        </table:table-row>
        <table:table-row>
          <table:table-cell table:style-name="Table1.A1" office:value-type="string">
            <text:p text:style-name="P39">Account Type</text:p>
          </table:table-cell>
          <table:table-cell table:style-name="Table1.B1" office:value-type="string">
            <text:p text:style-name="P41">There are two kinds of account a user can get: Regular or System Admin</text:p>
          </table:table-cell>
        </table:table-row>
      </table:table>
      <text:p text:style-name="P18"/>
      <text:p text:style-name="P20">EVENT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2">Event ID</text:p>
          </table:table-cell>
          <table:table-cell table:style-name="Table2.B1" office:value-type="string">
            <text:p text:style-name="P42">Event ID is composed of numbers and is unique for all events of that Organization</text:p>
          </table:table-cell>
        </table:table-row>
        <table:table-row>
          <table:table-cell table:style-name="Table2.A2" office:value-type="string">
            <text:p text:style-name="P42">Event Title</text:p>
          </table:table-cell>
          <table:table-cell table:style-name="Table2.B2" office:value-type="string">
            <text:p text:style-name="P43">Two events can have the same title</text:p>
          </table:table-cell>
        </table:table-row>
        <table:table-row>
          <table:table-cell table:style-name="Table2.A2" office:value-type="string">
            <text:p text:style-name="P42">Description</text:p>
          </table:table-cell>
          <table:table-cell table:style-name="Table2.B2" office:value-type="string">
            <text:p text:style-name="P43">Tells something about what the event is about or what started that event</text:p>
          </table:table-cell>
        </table:table-row>
        <table:table-row>
          <table:table-cell table:style-name="Table2.A2" office:value-type="string">
            <text:p text:style-name="P42">Date</text:p>
          </table:table-cell>
          <table:table-cell table:style-name="Table2.B2" office:value-type="string">
            <text:p text:style-name="P43">The date has the format year-month-day <text:span text:style-name="T19">(e.g. 2015-11-15)</text:span></text:p>
          </table:table-cell>
        </table:table-row>
        <table:table-row>
          <table:table-cell table:style-name="Table2.A2" office:value-type="string">
            <text:p text:style-name="P42">Time</text:p>
          </table:table-cell>
          <table:table-cell table:style-name="Table2.B2" office:value-type="string">
            <text:p text:style-name="P44">Specify the the time it will start and end.</text:p>
          </table:table-cell>
        </table:table-row>
        <table:table-row>
          <table:table-cell table:style-name="Table2.A2" office:value-type="string">
            <text:p text:style-name="P42">Venue</text:p>
          </table:table-cell>
          <table:table-cell table:style-name="Table2.B2" office:value-type="string">
            <text:p text:style-name="P44">Specify where the event will be held</text:p>
          </table:table-cell>
        </table:table-row>
        <table:table-row>
          <table:table-cell table:style-name="Table2.A2" office:value-type="string">
            <text:p text:style-name="P42">Going</text:p>
          </table:table-cell>
          <table:table-cell table:style-name="Table2.B2" office:value-type="string">
            <text:p text:style-name="P44">Acts as the counter of the number of attendees</text:p>
          </table:table-cell>
        </table:table-row>
        <table:table-row>
          <table:table-cell table:style-name="Table2.A2" office:value-type="string">
            <text:p text:style-name="P42">Org Full Name</text:p>
          </table:table-cell>
          <table:table-cell table:style-name="Table2.B2" office:value-type="string">
            <text:p text:style-name="P44">The organization official full name</text:p>
          </table:table-cell>
        </table:table-row>
        <table:table-row>
          <table:table-cell table:style-name="Table2.A2" office:value-type="string">
            <text:p text:style-name="P42">Pubmat</text:p>
          </table:table-cell>
          <table:table-cell table:style-name="Table2.B2" office:value-type="string">
            <text:p text:style-name="P44">Image file of the event's publicity material</text:p>
          </table:table-cell>
        </table:table-row>
      </table:table>
      <text:p text:style-name="P18"/>
      <text:p text:style-name="P20">ORGANIZATION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2">Org Full Name</text:p>
          </table:table-cell>
          <table:table-cell table:style-name="Table3.B1" office:value-type="string">
            <text:p text:style-name="P44">The organization official full name </text:p>
          </table:table-cell>
        </table:table-row>
        <table:table-row>
          <table:table-cell table:style-name="Table3.A2" office:value-type="string">
            <text:p text:style-name="P42">Org Short Name</text:p>
          </table:table-cell>
          <table:table-cell table:style-name="Table3.B2" office:value-type="string">
            <text:p text:style-name="P44">A shorter version name of an organization</text:p>
          </table:table-cell>
        </table:table-row>
        <table:table-row>
          <table:table-cell table:style-name="Table3.A2" office:value-type="string">
            <text:p text:style-name="P42">Org Profile Picture</text:p>
          </table:table-cell>
          <table:table-cell table:style-name="Table3.B2" office:value-type="string">
            <text:p text:style-name="P44">Display picture of the said organization (e.g. logo)</text:p>
          </table:table-cell>
        </table:table-row>
        <table:table-row>
          <table:table-cell table:style-name="Table3.A2" office:value-type="string">
            <text:p text:style-name="P42">Description</text:p>
          </table:table-cell>
          <table:table-cell table:style-name="Table3.B2" office:value-type="string">
            <text:p text:style-name="P44">A brief description of the organization to promote their org and to prove that they are real and not a fake account</text:p>
          </table:table-cell>
        </table:table-row>
      </table:table>
      <text:p text:style-name="P20"/>
      <text:p text:style-name="P21">ORGANIZATION ADMIN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2">Org Full Name</text:p>
          </table:table-cell>
          <table:table-cell table:style-name="Table4.B1" office:value-type="string">
            <text:p text:style-name="P44">Organizaiton official full name</text:p>
          </table:table-cell>
        </table:table-row>
        <table:table-row>
          <table:table-cell table:style-name="Table4.A2" office:value-type="string">
            <text:p text:style-name="P42">Account ID</text:p>
          </table:table-cell>
          <table:table-cell table:style-name="Table4.B2" office:value-type="string">
            <text:p text:style-name="P44">Account number/ID of those with account that has account type = 'system admin' and are associated with the org they handle. </text:p>
          </table:table-cell>
        </table:table-row>
      </table:table>
      <text:p text:style-name="P21"/>
      <text:p text:style-name="P20"/>
      <text:p text:style-name="P20"/>
      <text:p text:style-name="P20"/>
      <text:p text:style-name="P20"><text:soft-page-break/>SUBSCRIPTION</text:p>
      <table:table table:name="\Table4" table:style-name="_5c_Table4">
        <table:table-column table:style-name="_5c_Table4.A"/>
        <table:table-column table:style-name="_5c_Table4.B"/>
        <table:table-row>
          <table:table-cell table:style-name="_5c_Table4.A1" office:value-type="string">
            <text:p text:style-name="P42">Org Full Name</text:p>
          </table:table-cell>
          <table:table-cell table:style-name="_5c_Table4.B1" office:value-type="string">
            <text:p text:style-name="P44">A user can subscribe or follow certain organizations</text:p>
          </table:table-cell>
        </table:table-row>
        <table:table-row>
          <table:table-cell table:style-name="_5c_Table4.A2" office:value-type="string">
            <text:p text:style-name="P42">Subscriber Account ID</text:p>
          </table:table-cell>
          <table:table-cell table:style-name="_5c_Table4.B2" office:value-type="string">
            <text:p text:style-name="P44">The ID of the user who wants to follow a certain organization</text:p>
          </table:table-cell>
        </table:table-row>
      </table:table>
      <text:p text:style-name="P20"/>
      <text:p text:style-name="P20"/>
      <text:p text:style-name="P20"/>
      <text:p text:style-name="P20">COMPLAINTS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2">Complaint ID</text:p>
          </table:table-cell>
          <table:table-cell table:style-name="Table5.B1" office:value-type="string">
            <text:p text:style-name="P44">Complaint ID must be unique and is composed of numbers</text:p>
          </table:table-cell>
        </table:table-row>
        <table:table-row>
          <table:table-cell table:style-name="Table5.A2" office:value-type="string">
            <text:p text:style-name="P42">Subject</text:p>
          </table:table-cell>
          <table:table-cell table:style-name="Table5.B2" office:value-type="string">
            <text:p text:style-name="P44">Tells what the complaint is about</text:p>
          </table:table-cell>
        </table:table-row>
        <table:table-row>
          <table:table-cell table:style-name="Table5.A2" office:value-type="string">
            <text:p text:style-name="P42">Date</text:p>
          </table:table-cell>
          <table:table-cell table:style-name="Table5.B2" office:value-type="string">
            <text:p text:style-name="P44">Tells when the report is filed. Format: year-month-day (e.g. 2015-10-30)</text:p>
          </table:table-cell>
        </table:table-row>
        <table:table-row>
          <table:table-cell table:style-name="Table5.A2" office:value-type="string">
            <text:p text:style-name="P42">Complaint Text</text:p>
          </table:table-cell>
          <table:table-cell table:style-name="Table5.B2" office:value-type="string">
            <text:p text:style-name="P44">The complaint itself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Arial Unicode MS" svg:font-family="'Arial Unicode MS'" style:font-pitch="variable"/>
    <style:font-face style:name="Liberation Sans" svg:font-family="'Liberation Sans'" style:font-pitch="variable"/>
    <style:font-face style:name="Lucidasans" svg:font-family="Lucidasans" style:font-pitch="variable"/>
    <style:font-face style:name="Tahoma" svg:font-family="Tahoma" style:font-pitch="variable"/>
    <style:font-face style:name="Courier" svg:font-family="Courier" style:font-family-generic="moder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Times" fo:font-family="Times" style:font-family-generic="roman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none" style:country-asian="none" style:font-name-complex="Lucidasans" style:font-family-complex="Lucidasans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324cm" style:type="center"/>
          <style:tab-stop style:position="14.64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324cm" style:type="center"/>
          <style:tab-stop style:position="14.64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Frame_20_contents" style:display-name="WW-Frame contents" style:family="paragraph" style:parent-style-name="Text_20_body"/>
    <style:style style:name="WW-Frame_20_contents1" style:display-name="WW-Frame contents1" style:family="paragraph" style:parent-style-name="Text_20_body"/>
    <style:style style:name="WW-Frame_20_contents11" style:display-name="WW-Frame contents11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fo:font-weight="normal" style:font-name-asian="Tahoma" style:font-family-asian="Tahoma" style:font-pitch-asian="variable" style:font-size-asian="24pt" style:font-style-asian="normal" style:font-weight-asian="normal" style:font-name-complex="Liberation Sans" style:font-family-complex="'Liberation Sans'" style:font-pitch-complex="variable" style:font-size-complex="12pt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Title1" style:family="paragraph" style:parent-style-name="Default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Title2" style:family="paragraph" style:parent-style-name="Default" style:default-outline-level="">
      <style:paragraph-properties fo:margin-left="0.199cm" fo:margin-right="0.199cm" fo:margin-top="0.101cm" fo:margin-bottom="0.101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JEDI_25_20Slides-Intro1-Lesson01-Chapter_25_20Title_7e_LT_7e_Gliederung_20_1" style:display-name="JEDI%20Slides-Intro1-Lesson01-Chapter%20Title~LT~Gliederung 1" style:family="paragraph" style:default-outline-level="">
      <style:paragraph-properties fo:margin-left="0cm" fo:margin-right="0cm" fo:margin-top="0cm" fo:margin-bottom="0cm" style:contextual-spacing="tru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fo:font-weight="normal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/>
    </style:style>
    <style:style style:name="JEDI_25_20Slides-Intro1-Lesson01-Chapter_25_20Title_7e_LT_7e_Gliederung_20_2" style:display-name="JEDI%20Slides-Intro1-Lesson01-Chapter%20Title~LT~Gliederung 2" style:family="paragraph" style:parent-style-name="JEDI_25_20Slides-Intro1-Lesson01-Chapter_25_20Title_7e_LT_7e_Gliederung_20_1" style:default-outline-level="">
      <style:paragraph-properties fo:margin-left="2.401cm" fo:margin-right="0cm" fo:margin-top="0cm" fo:margin-bottom="0.4cm" style:contextual-spacing="false" fo:text-indent="-0.801cm" style:auto-text-indent="false"/>
      <style:text-properties fo:color="#000000" style:text-outline="false" style:text-line-through-style="none" style:text-line-through-type="none" fo:font-size="28pt" fo:font-style="normal" fo:text-shadow="none" fo:font-weight="normal" style:font-size-asian="28pt" style:font-style-asian="normal" style:font-weight-asian="normal"/>
    </style:style>
    <style:style style:name="JEDI_25_20Slides-Intro1-Lesson01-Chapter_25_20Title_7e_LT_7e_Gliederung_20_3" style:display-name="JEDI%20Slides-Intro1-Lesson01-Chapter%20Title~LT~Gliederung 3" style:family="paragraph" style:parent-style-name="JEDI_25_20Slides-Intro1-Lesson01-Chapter_25_20Title_7e_LT_7e_Gliederung_20_2" style:default-outline-level="">
      <style:paragraph-properties fo:margin-left="3.6cm" fo:margin-right="0cm" fo:margin-top="0cm" fo:margin-bottom="0.3cm" style:contextual-spacing="false" fo:text-indent="-0.6cm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JEDI_25_20Slides-Intro1-Lesson01-Chapter_25_20Title_7e_LT_7e_Gliederung_20_4" style:display-name="JEDI%20Slides-Intro1-Lesson01-Chapter%20Title~LT~Gliederung 4" style:family="paragraph" style:parent-style-name="JEDI_25_20Slides-Intro1-Lesson01-Chapter_25_20Title_7e_LT_7e_Gliederung_20_3" style:default-outline-level="">
      <style:paragraph-properties fo:margin-left="4.8cm" fo:margin-right="0cm" fo:margin-top="0cm" fo:margin-bottom="0.199cm" style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Gliederung_20_5" style:display-name="JEDI%20Slides-Intro1-Lesson01-Chapter%20Title~LT~Gliederung 5" style:family="paragraph" style:parent-style-name="JEDI_25_20Slides-Intro1-Lesson01-Chapter_25_20Title_7e_LT_7e_Gliederung_20_4" style:default-outline-level="">
      <style:paragraph-properties fo:margin-left="6.001cm" fo:margin-right="0cm" fo:margin-top="0cm" fo:margin-bottom="0.101cm" style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Gliederung_20_6" style:display-name="JEDI%20Slides-Intro1-Lesson01-Chapter%20Title~LT~Gliederung 6" style:family="paragraph" style:parent-style-name="JEDI_25_20Slides-Intro1-Lesson01-Chapter_25_20Title_7e_LT_7e_Gliederung_20_5" style:default-outline-level="">
      <style:paragraph-properties fo:margin-left="7.2cm" fo:margin-right="0cm" fo:margin-top="0cm" fo:margin-bottom="0.101cm" style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Gliederung_20_7" style:display-name="JEDI%20Slides-Intro1-Lesson01-Chapter%20Title~LT~Gliederung 7" style:family="paragraph" style:parent-style-name="JEDI_25_20Slides-Intro1-Lesson01-Chapter_25_20Title_7e_LT_7e_Gliederung_20_6" style:default-outline-level="">
      <style:paragraph-properties fo:margin-left="8.4cm" fo:margin-right="0cm" fo:margin-top="0cm" fo:margin-bottom="0.101cm" style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Gliederung_20_8" style:display-name="JEDI%20Slides-Intro1-Lesson01-Chapter%20Title~LT~Gliederung 8" style:family="paragraph" style:parent-style-name="JEDI_25_20Slides-Intro1-Lesson01-Chapter_25_20Title_7e_LT_7e_Gliederung_20_7" style:default-outline-level="">
      <style:paragraph-properties fo:margin-left="9.601cm" fo:margin-right="0cm" fo:margin-top="0cm" fo:margin-bottom="0.101cm" style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Gliederung_20_9" style:display-name="JEDI%20Slides-Intro1-Lesson01-Chapter%20Title~LT~Gliederung 9" style:family="paragraph" style:parent-style-name="JEDI_25_20Slides-Intro1-Lesson01-Chapter_25_20Title_7e_LT_7e_Gliederung_20_8" style:default-outline-level="">
      <style:paragraph-properties fo:margin-left="10.8cm" fo:margin-right="0cm" fo:margin-top="0cm" fo:margin-bottom="0.101cm" style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Titel" style:display-name="JEDI%20Slides-Intro1-Lesson01-Chapter%20Title~LT~Titel" style:family="paragraph" style:default-outline-level="">
      <style:paragraph-properties fo:text-align="center" style:justify-single-word="false" fo:orphans="2" fo:widows="2" style:writing-mode="lr-tb"/>
      <style:text-properties fo:color="#000080" style:text-outline="false" style:text-line-through-style="none" style:text-line-through-type="none" style:font-name="Times New Roman" fo:font-family="'Times New Roman'" style:font-family-generic="roman" style:font-pitch="variable" fo:font-size="44pt" fo:font-style="normal" fo:text-shadow="none" fo:font-weight="normal" style:font-name-asian="Tahoma" style:font-family-asian="Tahoma" style:font-pitch-asian="variable" style:font-size-asian="44pt" style:font-style-asian="normal" style:font-weight-asian="normal" style:font-name-complex="Liberation Sans" style:font-family-complex="'Liberation Sans'" style:font-pitch-complex="variable" style:font-size-complex="12pt"/>
    </style:style>
    <style:style style:name="JEDI_25_20Slides-Intro1-Lesson01-Chapter_25_20Title_7e_LT_7e_Untertitel" style:display-name="JEDI%20Slides-Intro1-Lesson01-Chapter%20Titl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8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fo:font-weight="normal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/>
    </style:style>
    <style:style style:name="JEDI_25_20Slides-Intro1-Lesson01-Chapter_25_20Title_7e_LT_7e_Notizen" style:display-name="JEDI%20Slides-Intro1-Lesson01-Chapter%20Titl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fo:font-weight="normal" style:font-name-asian="Tahoma" style:font-family-asian="Tahoma" style:font-pitch-asian="variable" style:font-size-asian="20pt" style:font-style-asian="normal" style:font-weight-asian="normal" style:font-name-complex="Liberation Sans" style:font-family-complex="'Liberation Sans'" style:font-pitch-complex="variable" style:font-size-complex="12pt"/>
    </style:style>
    <style:style style:name="JEDI_25_20Slides-Intro1-Lesson01-Chapter_25_20Title_7e_LT_7e_Hintergrundobjekte" style:display-name="JEDI%20Slides-Intro1-Lesson01-Chapter%20Titl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JEDI_25_20Slides-Intro1-Lesson01-Chapter_25_20Title_7e_LT_7e_Hintergrund" style:display-name="JEDI%20Slides-Intro1-Lesson01-Chapter%20Titl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style:font-pitch="variable" fo:font-size="18pt" style:letter-kerning="true" style:font-name-asian="Tahoma" style:font-family-asian="Tahoma" style:font-pitch-asian="variable" style:font-size-asian="18pt" style:font-name-complex="Liberation Sans" style:font-family-complex="'Liberation Sans'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fo:font-weight="normal" style:font-name-asian="Tahoma" style:font-family-asian="Tahoma" style:font-pitch-asian="variable" style:font-size-asian="20pt" style:font-style-asian="normal" style:font-weight-asian="normal" style:font-name-complex="Liberation Sans" style:font-family-complex="'Liberation Sans'" style:font-pitch-complex="variable" style:font-size-complex="12pt"/>
    </style:style>
    <style:style style:name="Outline_20_1" style:display-name="Outline 1" style:family="paragraph" style:default-outline-level="">
      <style:paragraph-properties fo:margin-left="0.9cm" fo:margin-right="0cm" fo:margin-top="0cm" fo:margin-bottom="0.376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fo:font-weight="normal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/>
    </style:style>
    <style:style style:name="Outline_20_2" style:display-name="Outline 2" style:family="paragraph" style:parent-style-name="Outline_20_1" style:default-outline-level="">
      <style:paragraph-properties fo:margin-left="2.401cm" fo:margin-right="0cm" fo:margin-top="0cm" fo:margin-bottom="0.4cm" style:contextual-spacing="false" fo:text-indent="-0.801cm" style:auto-text-indent="false"/>
      <style:text-properties fo:color="#000000" style:text-outline="false" style:text-line-through-style="none" style:text-line-through-type="none" fo:font-size="28pt" fo:font-style="normal" fo:text-shadow="none" fo:font-weight="normal" style:font-size-asian="28pt" style:font-style-asian="normal" style:font-weight-asian="normal"/>
    </style:style>
    <style:style style:name="Outline_20_3" style:display-name="Outline 3" style:family="paragraph" style:parent-style-name="Outline_20_2" style:default-outline-level="">
      <style:paragraph-properties fo:margin-left="3.6cm" fo:margin-right="0cm" fo:margin-top="0cm" fo:margin-bottom="0.3cm" style:contextual-spacing="false" fo:text-indent="-0.6cm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Outline_20_4" style:display-name="Outline 4" style:family="paragraph" style:parent-style-name="Outline_20_3" style:default-outline-level="">
      <style:paragraph-properties fo:margin-left="4.8cm" fo:margin-right="0cm" fo:margin-top="0cm" fo:margin-bottom="0.199cm" style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Outline_20_5" style:display-name="Outline 5" style:family="paragraph" style:parent-style-name="Outline_20_4" style:default-outline-level="">
      <style:paragraph-properties fo:margin-left="6.001cm" fo:margin-right="0cm" fo:margin-top="0cm" fo:margin-bottom="0.101cm" style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Outline_20_6" style:display-name="Outline 6" style:family="paragraph" style:parent-style-name="Outline_20_5" style:default-outline-level="">
      <style:paragraph-properties fo:margin-left="7.2cm" fo:margin-right="0cm" fo:margin-top="0cm" fo:margin-bottom="0.101cm" style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Outline_20_7" style:display-name="Outline 7" style:family="paragraph" style:parent-style-name="Outline_20_6" style:default-outline-level="">
      <style:paragraph-properties fo:margin-left="8.4cm" fo:margin-right="0cm" fo:margin-top="0cm" fo:margin-bottom="0.101cm" style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Outline_20_8" style:display-name="Outline 8" style:family="paragraph" style:parent-style-name="Outline_20_7" style:default-outline-level="">
      <style:paragraph-properties fo:margin-left="9.601cm" fo:margin-right="0cm" fo:margin-top="0cm" fo:margin-bottom="0.101cm" style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Outline_20_9" style:display-name="Outline 9" style:family="paragraph" style:parent-style-name="Outline_20_8" style:default-outline-level="">
      <style:paragraph-properties fo:margin-left="10.8cm" fo:margin-right="0cm" fo:margin-top="0cm" fo:margin-bottom="0.101cm" style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Numbering_20_Symbols" style:display-name="Numbering Symbols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Numbering_20_Symbols" style:display-name="WW-Numbering Symbols" style:family="text"/>
    <style:style style:name="WW-Numbering_20_Symbols1" style:display-name="WW-Numbering Symbols1" style:family="text"/>
    <style:style style:name="WW-Numbering_20_Symbols11" style:display-name="WW-Numbering Symbols11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 fo:padding="0cm" fo:border="none"/>
      <style:text-properties style:font-name="Arial" fo:font-size="14pt" style:font-size-asian="14pt" style:font-size-complex="14pt"/>
    </style:style>
    <style:style style:name="MP2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324cm" style:type="center"/>
          <style:tab-stop style:position="15.653cm"/>
          <style:tab-stop style:position="19.025cm" style:type="right"/>
        </style:tab-stops>
      </style:paragraph-properties>
    </style:style>
    <style:style style:name="MP3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324cm" style:type="center"/>
          <style:tab-stop style:position="19.025cm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style style:name="MT2" style:family="text">
      <style:text-properties style:font-name="Arial" fo:font-size="8pt" officeooo:rsid="0015fbcd" style:font-size-asian="8pt" style:font-size-complex="8pt"/>
    </style:style>
    <style:style style:name="MT3" style:family="text">
      <style:text-properties officeooo:rsid="0015fbcd"/>
    </style:style>
    <style:page-layout style:name="Mpm1">
      <style:page-layout-properties fo:page-width="21.006cm" fo:page-height="29.693cm" style:num-format="1" style:print-orientation="portrait" fo:margin-top="1.27cm" fo:margin-bottom="1.27cm" fo:margin-left="2.54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27cm" fo:margin-left="0cm" fo:margin-right="0cm" fo:margin-bottom="0.527cm" style:dynamic-spacing="true"/>
      </style:header-style>
      <style:footer-style>
        <style:header-footer-properties fo:min-height="0.945cm" fo:margin-left="0cm" fo:margin-right="0cm" fo:margin-top="0.44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System: </text:span><text:span text:style-name="MT2">Post and Share Event System</text:span><text:span text:style-name="MT1"><text:tab/><text:tab/>Page </text:span><text:span text:style-name="MT1"><text:page-number style:num-format="1" text:select-page="current">3</text:page-number></text:span></text:p>
        <text:p text:style-name="MP3">Version: <text:span text:style-name="MT3">1.0</text:span><text:tab/><text:tab/>Group: <text:span text:style-name="MT3">Eventify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6-01-06T01:50:00</meta:creation-date>
    <dc:date>2015-11-18T10:20:18.781897868</dc:date>
    <dc:language>de-DE</dc:language>
    <meta:editing-cycles>28</meta:editing-cycles>
    <meta:editing-duration>PT1H13M5S</meta:editing-duration>
    <dc:creator>JunLenon </dc:creator>
    <meta:document-statistic meta:table-count="7" meta:image-count="0" meta:object-count="0" meta:page-count="5" meta:paragraph-count="139" meta:word-count="558" meta:character-count="4225" meta:non-whitespace-character-count="3746"/>
    <meta:user-defined meta:name="Info 1"/>
    <meta:user-defined meta:name="Info 2"/>
    <meta:user-defined meta:name="Info 3"/>
    <meta:user-defined meta:name="Info 4"/>
  </office:meta>
</office:document-meta>
</file>